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a1" style:family="table" style:master-page-name="">
      <style:table-properties style:width="17cm" style:page-number="auto" fo:break-before="auto" fo:break-after="auto" table:align="left" fo:keep-with-next="auto"/>
    </style:style>
    <style:style style:name="Tabla1.A" style:family="table-column">
      <style:table-column-properties style:column-width="3.085cm"/>
    </style:style>
    <style:style style:name="Tabla1.B" style:family="table-column">
      <style:table-column-properties style:column-width="4.417cm"/>
    </style:style>
    <style:style style:name="Tabla1.C" style:family="table-column">
      <style:table-column-properties style:column-width="2.799cm"/>
    </style:style>
    <style:style style:name="Tabla1.D" style:family="table-column">
      <style:table-column-properties style:column-width="3.12cm"/>
    </style:style>
    <style:style style:name="Tabla1.E" style:family="table-column">
      <style:table-column-properties style:column-width="3.579cm"/>
    </style:style>
    <style:style style:name="Tabla1.A1" style:family="table-cell">
      <style:table-cell-properties style:vertical-align="middle" fo:padding-left="0.318cm" fo:padding-right="0.318cm" fo:padding-top="0.212cm" fo:padding-bottom="0.212cm" fo:border="0.05pt solid #000000"/>
    </style:style>
    <style:style style:name="P1" style:family="paragraph" style:parent-style-name="Heading_20_3">
      <style:paragraph-properties fo:margin-left="0cm" fo:margin-right="0cm" fo:text-indent="0cm" style:auto-text-indent="false" fo:keep-with-next="auto"/>
    </style:style>
    <style:style style:name="P2" style:family="paragraph" style:parent-style-name="Table_20_Contents">
      <style:paragraph-properties fo:margin-left="0cm" fo:margin-right="0cm" fo:text-indent="0cm" style:auto-text-indent="false" fo:keep-with-next="auto"/>
    </style:style>
    <style:style style:name="P3" style:family="paragraph" style:parent-style-name="Table_20_Contents">
      <style:paragraph-properties fo:margin-left="0cm" fo:margin-right="0cm" fo:text-indent="0cm" style:auto-text-indent="false" fo:keep-with-next="auto"/>
      <style:text-properties loext:padding="0cm" loext:border="none"/>
    </style:style>
    <style:style style:name="P4" style:family="paragraph" style:parent-style-name="Table_20_Contents">
      <style:text-properties fo:font-size="2pt" style:font-size-asian="2pt" style:font-size-complex="2pt"/>
    </style:style>
    <style:style style:name="P5" style:family="paragraph" style:parent-style-name="Table_20_Contents">
      <style:paragraph-properties fo:margin-left="0cm" fo:margin-right="0cm" fo:text-indent="0cm" style:auto-text-indent="false"/>
      <style:text-properties fo:font-size="2pt" style:font-size-asian="2pt" style:font-size-complex="2pt"/>
    </style:style>
    <style:style style:name="P6" style:family="paragraph" style:parent-style-name="Text_20_body">
      <style:paragraph-properties fo:margin-left="0cm" fo:margin-right="0cm" fo:text-indent="0cm" style:auto-text-indent="false" fo:keep-with-next="auto"/>
    </style:style>
    <style:style style:name="P7" style:family="paragraph" style:parent-style-name="Text_20_body" style:list-style-name="L4">
      <style:paragraph-properties fo:margin-left="0cm" fo:margin-right="0cm" fo:text-indent="0cm" style:auto-text-indent="false" fo:keep-with-next="auto"/>
    </style:style>
    <style:style style:name="P8" style:family="paragraph" style:parent-style-name="Text_20_body" style:list-style-name="L5">
      <style:paragraph-properties fo:margin-left="0cm" fo:margin-right="0cm" fo:text-indent="0cm" style:auto-text-indent="false" fo:keep-with-next="auto"/>
    </style:style>
    <style:style style:name="T1" style:family="text">
      <style:text-properties loext:padding="0cm" loext:border="none"/>
    </style:style>
    <style:style style:name="Sect1" style:family="section">
      <style:section-properties style:writing-mode="lr-tb" fo:margin-left="0cm" fo:margin-right="0cm"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499cm" text:min-label-width="0.499cm"/>
      </text:list-level-style-number>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499cm" text:min-label-width="0.499cm"/>
      </text:list-level-style-number>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0.499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style:list-level-properties text:space-before="-0.499cm" text:min-label-width="0.499cm"/>
      </text:list-level-style-number>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text:span text:style-name="T1">Guía de Práctica: Identificación y Clasificación de Memoria RAM</text:span> 🧠</text:h>
      <text:section text:style-name="Sect1" text:name="model-response-message-contentr_ec2545233b7f61a6">
        <text:p text:style-name="P6">¡Hola, futuros genios de la informática! 💻 En esta nueva práctica, vamos a centrarnos en un componente vital para la velocidad de un ordenador: la <text:span text:style-name="T1">memoria RAM (Random Access Memory)</text:span>. Vuestro trabajo es identificar qué tipo de memoria es compatible con las placas base que habéis estado analizando y cuánta se puede instalar.</text:p>
        <text:p text:style-name="Horizontal_20_Line"/>
        <text:h text:style-name="P1" text:outline-level="3"><text:span text:style-name="T1">Paso a Paso para Analizar la Memoria RAM</text:span> 🤓</text:h>
        <text:list text:style-name="L4">
          <text:list-item>
            <text:p text:style-name="P7"><text:span text:style-name="T1">Observación de las Ranuras DIMM</text:span>: Localiza las ranuras de memoria en la placa base. Son las ranuras largas y estrechas, generalmente de color diferente a las ranuras PCIe, y se encuentran a un lado del zócalo de la CPU. Se conocen como ranuras <text:span text:style-name="T1">DIMM (Dual In-line Memory Module)</text:span>.</text:p>
          </text:list-item>
          <text:list-item>
            <text:p text:style-name="P7"><text:span text:style-name="T1">Determinación del Tipo de Memoria</text:span>: La placa base solo es compatible con un tipo de memoria RAM, ya sea <text:span text:style-name="T1">DDR4</text:span> o <text:span text:style-name="T1">DDR5</text:span>.</text:p>
            <text:list>
              <text:list-item>
                <text:p text:style-name="P7"><text:span text:style-name="T1">¿Cómo saberlo?</text:span> El tipo de memoria es una característica directa del chipset y del zócalo. Por ejemplo, los chipsets <text:span text:style-name="T1">AM5</text:span> y <text:span text:style-name="T1">LGA 1851</text:span> solo son compatibles con <text:span text:style-name="T1">DDR5</text:span>, mientras que el chipset <text:span text:style-name="T1">AM4</text:span> utiliza <text:span text:style-name="T1">DDR4</text:span>. El chipset <text:span text:style-name="T1">Z690</text:span> es compatible con <text:span text:style-name="T1">DDR5</text:span> y <text:span text:style-name="T1">DDR4</text:span>, dependiendo del modelo de la placa base.</text:p>
              </text:list-item>
              <text:list-item>
                <text:p text:style-name="P7"><text:span text:style-name="T1">Revisa la documentación</text:span>: Busca en las especificaciones de la placa base que identificaste en el ejercicio anterior. El fabricante especifica el tipo de memoria compatible.</text:p>
              </text:list-item>
            </text:list>
          </text:list-item>
          <text:list-item>
            <text:p text:style-name="P7"><text:span text:style-name="T1">Identificación de la Capacidad y Velocidad</text:span>: Además del tipo, la placa base tiene un límite en la cantidad máxima de RAM que puede soportar y la velocidad máxima a la que puede funcionar.</text:p>
            <text:list>
              <text:list-item>
                <text:p text:style-name="P7"><text:span text:style-name="T1">Cantidad de ranuras</text:span>: Cuenta el número de ranuras DIMM que tiene la placa base. La mayoría de las placas de consumo tienen 2 o 4 ranuras.</text:p>
              </text:list-item>
              <text:list-item>
                <text:p text:style-name="P7"><text:span text:style-name="T1">Capacidad máxima</text:span>: Busca en las especificaciones del fabricante la "capacidad máxima de memoria" (por ejemplo, "Max. 128 GB"). Este es el límite total que puede manejar la placa base.</text:p>
              </text:list-item>
              <text:list-item>
                <text:p text:style-name="P7"><text:span text:style-name="T1">Velocidad máxima</text:span>: Las especificaciones también indican la velocidad máxima de la memoria, que se mide en <text:span text:style-name="T1">MHz</text:span> (ej. "DDR5 6000 MHz (OC)"). Esto puede variar dependiendo de si se usa el overclocking (OC).</text:p>
              </text:list-item>
            </text:list>
          </text:list-item>
        </text:list>
        <text:p text:style-name="Horizontal_20_Line"/>
        <text:h text:style-name="P1" text:outline-level="3"><text:span text:style-name="T1">Tabla de Documentación de Memoria RAM</text:span> 📝</text:h>
        <text:p text:style-name="P6">Completa la siguiente tabla con la información que has obtenido de la placa base.</text:p>
        <table:table table:name="Tabla1" table:style-name="Tabla1">
          <table:table-column table:style-name="Tabla1.A"/>
          <table:table-column table:style-name="Tabla1.B"/>
          <table:table-column table:style-name="Tabla1.C"/>
          <table:table-column table:style-name="Tabla1.D"/>
          <table:table-column table:style-name="Tabla1.E"/>
          <table:table-header-rows>
            <table:table-row>
              <table:table-cell table:style-name="Tabla1.A1" office:value-type="string">
                <text:p text:style-name="P2">Placa Base (Modelo y Chipset)</text:p>
              </table:table-cell>
              <table:table-cell table:style-name="Tabla1.A1" office:value-type="string">
                <text:p text:style-name="P2">Tipo de Memoria Compatible (DDR4 o DDR5)</text:p>
              </table:table-cell>
              <table:table-cell table:style-name="Tabla1.A1" office:value-type="string">
                <text:p text:style-name="P2">Número de Ranuras DIMM</text:p>
              </table:table-cell>
              <table:table-cell table:style-name="Tabla1.A1" office:value-type="string">
                <text:p text:style-name="P2">Capacidad Máxima de RAM</text:p>
              </table:table-cell>
              <table:table-cell table:style-name="Tabla1.A1" office:value-type="string">
                <text:p text:style-name="P2">Velocidad Máxima de RAM (MHz)</text:p>
              </table:table-cell>
            </table:table-row>
          </table:table-header-rows>
          <table:table-row>
            <table:table-cell table:style-name="Tabla1.A1" office:value-type="string">
              <text:p text:style-name="P3">Placa Base 1:</text:p>
            </table:table-cell>
            <table:table-cell table:style-name="Tabla1.A1" office:value-type="string">
              <text:p text:style-name="P5"/>
            </table:table-cell>
            <table:table-cell table:style-name="Tabla1.A1" office:value-type="string">
              <text:p text:style-name="P5"/>
            </table:table-cell>
            <table:table-cell table:style-name="Tabla1.A1" office:value-type="string">
              <text:p text:style-name="P5"/>
            </table:table-cell>
            <table:table-cell table:style-name="Tabla1.A1" office:value-type="string">
              <text:p text:style-name="P5"/>
            </table:table-cell>
          </table:table-row>
          <table:table-row>
            <table:table-cell table:style-name="Tabla1.A1" office:value-type="string">
              <text:p text:style-name="P3">Placa Base 2:</text:p>
            </table:table-cell>
            <table:table-cell table:style-name="Tabla1.A1" office:value-type="string">
              <text:p text:style-name="P5"/>
            </table:table-cell>
            <table:table-cell table:style-name="Tabla1.A1" office:value-type="string">
              <text:p text:style-name="P5"/>
            </table:table-cell>
            <table:table-cell table:style-name="Tabla1.A1" office:value-type="string">
              <text:p text:style-name="P5"/>
            </table:table-cell>
            <table:table-cell table:style-name="Tabla1.A1" office:value-type="string">
              <text:p text:style-name="P5"/>
            </table:table-cell>
          </table:table-row>
          <table:table-row>
            <table:table-cell table:style-name="Tabla1.A1" office:value-type="string">
              <text:p text:style-name="P3">Placa Base 3:</text:p>
            </table:table-cell>
            <table:table-cell table:style-name="Tabla1.A1" office:value-type="string">
              <text:p text:style-name="P5"/>
            </table:table-cell>
            <table:table-cell table:style-name="Tabla1.A1" office:value-type="string">
              <text:p text:style-name="P5"/>
            </table:table-cell>
            <table:table-cell table:style-name="Tabla1.A1" office:value-type="string">
              <text:p text:style-name="P5"/>
            </table:table-cell>
            <table:table-cell table:style-name="Tabla1.A1" office:value-type="string">
              <text:p text:style-name="P4"/>
            </table:table-cell>
          </table:table-row>
        </table:table>
        <text:p text:style-name="Horizontal_20_Line"><text:soft-page-break/></text:p>
        <text:h text:style-name="P1" text:outline-level="3"><text:span text:style-name="T1">Puntos Clave</text:span> 💡</text:h>
        <text:list text:style-name="L5">
          <text:list-item>
            <text:p text:style-name="P8"><text:span text:style-name="T1">DDR4 vs. DDR5</text:span>: Físicamente, las ranuras tienen muescas diferentes para evitar que se instalen módulos incorrectos. La muesca de los módulos <text:span text:style-name="T1">DDR5</text:span> está más centrada que la de los módulos <text:span text:style-name="T1">DDR4</text:span>.</text:p>
          </text:list-item>
          <text:list-item>
            <text:p text:style-name="P8"><text:span text:style-name="T1">Compatibilidad</text:span>: El tipo de memoria compatible está ligado directamente al chipset y al zócalo. El socket <text:span text:style-name="T1">AM5</text:span>, por ejemplo, soporta exclusivamente <text:span text:style-name="T1">DDR5</text:span>, al igual que el socket <text:span text:style-name="T1">LGA 1851</text:span>.</text:p>
          </text:list-item>
          <text:list-item>
            <text:p text:style-name="P8"><text:span text:style-name="T1">Actualizaciones</text:span>: Ten en cuenta que los fabricantes están optando por ciclos de vida más cortos para los zócalos, lo que significa que el tipo de memoria compatible también puede cambiar en futuras generaciones.</text:p>
          </text:list-item>
        </text:list>
      </text:section>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1" style:font-family-complex="'Noto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1" style:font-family-complex="'Noto Sans'"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9-08T21:35:52.982535236</meta:creation-date>
    <dc:date>2025-09-08T22:08:46.799286105</dc:date>
    <meta:editing-duration>PT32M53S</meta:editing-duration>
    <meta:editing-cycles>3</meta:editing-cycles>
    <meta:generator>LibreOffice/24.2.2.2$Linux_X86_64 LibreOffice_project/d56cc158d8a96260b836f100ef4b4ef25d6f1a01</meta:generator>
    <meta:print-date>2025-09-08T21:55:52.577413337</meta:print-date>
    <meta:printed-by>Archivos PDF</meta:printed-by>
    <meta:document-statistic meta:table-count="1" meta:image-count="0" meta:object-count="0" meta:page-count="2" meta:paragraph-count="25" meta:word-count="501" meta:character-count="2904" meta:non-whitespace-character-count="2439"/>
  </office:meta>
</office:document-meta>
</file>